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0000006849A71AE1C013F10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paragraph-rsid="003414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1.46mm" svg:y="0mm" svg:width="152.75mm" svg:height="130mm" draw:z-index="0"><draw:image xlink:href="Pictures/10000201000007D0000006849A71AE1C013F102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35:39.209816228</meta:creation-date>
    <dc:date>2019-03-27T23:29:03.917361841</dc:date>
    <meta:editing-duration>PT3H28M54S</meta:editing-duration>
    <meta:editing-cycles>29</meta:editing-cycles>
    <meta:generator>LibreOffice/6.1.5.2$Linux_X86_64 LibreOffice_project/10$Build-2</meta:generator>
    <meta:print-date>2019-03-27T23:26:10.797307988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